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style:text-properties officeooo:paragraph-rsid="00162dc5"/>
    </style:style>
    <style:style style:name="P6" style:family="paragraph" style:parent-style-name="Text_20_body">
      <style:paragraph-properties fo:margin-top="0cm" fo:margin-bottom="0cm" style:contextual-spacing="false"/>
      <style:text-properties fo:font-weight="bold" style:font-weight-asian="bold" style:font-weight-complex="bold"/>
    </style:style>
    <style:style style:name="P7" style:family="paragraph" style:parent-style-name="Text_20_body">
      <style:paragraph-properties fo:margin-top="0cm" fo:margin-bottom="0cm" style:contextual-spacing="false"/>
      <style:text-properties fo:font-weight="bold" officeooo:rsid="001a4726" officeooo:paragraph-rsid="001a4726" style:font-weight-asian="bold" style:font-weight-complex="bold"/>
    </style:style>
    <style:style style:name="P8" style:family="paragraph" style:parent-style-name="Text_20_body">
      <style:paragraph-properties fo:margin-top="0cm" fo:margin-bottom="0cm" style:contextual-spacing="false"/>
      <style:text-properties officeooo:paragraph-rsid="0018a9d1"/>
    </style:style>
    <style:style style:name="P9" style:family="paragraph" style:parent-style-name="Text_20_body">
      <style:paragraph-properties fo:margin-top="0cm" fo:margin-bottom="0cm" style:contextual-spacing="false"/>
      <style:text-properties officeooo:rsid="001f9137" officeooo:paragraph-rsid="001f9137"/>
    </style:style>
    <style:style style:name="P10" style:family="paragraph" style:parent-style-name="Text_20_body">
      <style:paragraph-properties fo:margin-top="0cm" fo:margin-bottom="0cm" style:contextual-spacing="false"/>
      <style:text-properties officeooo:paragraph-rsid="001f9137"/>
    </style:style>
    <style:style style:name="T1" style:family="text">
      <style:text-properties officeooo:rsid="00162dc5"/>
    </style:style>
    <style:style style:name="T2" style:family="text">
      <style:text-properties fo:font-weight="bold" style:font-weight-asian="bold" style:font-weight-complex="bold"/>
    </style:style>
    <style:style style:name="T3" style:family="text">
      <style:text-properties officeooo:rsid="00177dda"/>
    </style:style>
    <style:style style:name="T4" style:family="text">
      <style:text-properties officeooo:rsid="0018a9d1"/>
    </style:style>
    <style:style style:name="T5" style:family="text">
      <style:text-properties officeooo:rsid="001a4726"/>
    </style:style>
    <style:style style:name="T6" style:family="text">
      <style:text-properties officeooo:rsid="001be699"/>
    </style:style>
    <style:style style:name="T7" style:family="text">
      <style:text-properties officeooo:rsid="001f9137"/>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content-root">
        <text:section text:style-name="Sect2" text:name="RuntimeRoot">
          <text:p text:style-name="Standard"/>
          <text:section text:style-name="Sect1" text:name="RuntimeContainer">
            <text:p text:style-name="Standard"/>
            <text:section text:style-name="Sect1" text:name="form-main-content1">
              <text:p text:style-name="Standard"/>
            </text:section>
          </text:section>
        </text:section>
      </text:section>
      <text:section text:style-name="Sect1" text:name="FormTitleId_titleAriaId">
        <text:p text:style-name="Standard">Open research awards (deadline July 14th)</text:p>
      </text:section>
      <text:p text:style-name="P1">The University of Exeter promotes and supports open and reproducible research practices. In order to reward PhD students who are trying to uphold these principles we are running an open research award. We plan on awarding gift vouchers worth £3,000 to the best case studies in each of our faculties.   <text:line-break/><text:line-break/> <text:line-break/><text:line-break/>We would like your submissions of case studies which showcase good or innovative open research practices.  <text:line-break/><text:line-break/> <text:line-break/>A non-exhaustive list of open practices you might want to report on is given below <text:line-break/></text:p>
      <text:list text:style-name="L1">
        <text:list-item>
          <text:p text:style-name="P3">Publishing pre-prints </text:p>
        </text:list-item>
        <text:list-item>
          <text:p text:style-name="P3">Making code or data freely available </text:p>
        </text:list-item>
        <text:list-item>
          <text:p text:style-name="P3">Sharing study materials/questionnaires/protocols openly </text:p>
        </text:list-item>
        <text:list-item>
          <text:p text:style-name="P3">Conducting a registered report </text:p>
        </text:list-item>
        <text:list-item>
          <text:p text:style-name="P3">Sharing open practices with students or other teaching of open research </text:p>
        </text:list-item>
        <text:list-item>
          <text:p text:style-name="P3">Conducting peer coding/review to pre-publication to ensure the rigour of your work </text:p>
        </text:list-item>
        <text:list-item>
          <text:p text:style-name="P2">Developing an open source package/software</text:p>
        </text:list-item>
      </text:list>
      <text:p text:style-name="P4"><text:line-break/>Case studies should be submitted by July 14th and awards will be made within a fortnight </text:p>
      <text:p text:style-name="P4">Hi, Catherine. When you submit this form, the owner will see your name and email address.</text:p>
      <text:p text:style-name="P4">Required</text:p>
      <text:p text:style-name="P4"/>
      <text:p text:style-name="P4"><text:span text:style-name="T2">1.Title of case study</text:span></text:p>
      <text:p text:style-name="P4">Diametrics: a Python package and web application for analysing Diabetes data</text:p>
      <text:p text:style-name="P4"/>
      <text:p text:style-name="P4"><text:span text:style-name="T2">2.Applicant name(s), email address(es), and department(s)</text:span></text:p>
      <text:p text:style-name="P4">Catherine Russon</text:p>
      <text:p text:style-name="P4">cr591@exeter.ac.uk</text:p>
      <text:p text:style-name="P4">Faculty of Health and Life Sciences</text:p>
      <text:p text:style-name="P4"/>
      <text:p text:style-name="P4"><text:span text:style-name="T2">3.Introduction (a brief summary of the topic, up to 50 words)</text:span></text:p>
      <text:p text:style-name="P4">Diametrics is a Python package and web application designed for the analysis of Continuous Glucose Monitoring (CGM) data. It provides users with a comprehensive tool to assess glycaemic control by calculating standard metrics based on ADA recommendations. The application offers functionalities for data overview and editing, data visualisations and customizable analysis options providing unparalleled exploration into glycaemic data for people without a coding background. Diametrics aims to provide an accessible and flexible solution for assessing and optimizing diabetes management using CGM data.</text:p>
      <text:p text:style-name="P4"/>
      <text:p text:style-name="P4"><text:soft-page-break/><text:span text:style-name="T2">4.Detail the practices you used to support openness/reproducibility (up to 200 words)</text:span></text:p>
      <text:p text:style-name="P5"><text:span text:style-name="T4">I</text:span><text:span text:style-name="T1"> developed </text:span>Diametrics as an open-source Python package and web application. The entire codebase is available on GitHub, allowing users to access, review, and contribute to the code. </text:p>
      <text:p text:style-name="P4"/>
      <text:p text:style-name="P5"><text:span text:style-name="T1">An openly available Jupyter Book has been created to showcase the features and functionalities of the package. This serves as a comprehensive resource, providing detailed documentation, usage examples, </text:span><text:span text:style-name="T3">and </text:span><text:span text:style-name="T1">code snippets. Secondly, </text:span>a comprehensive set of tests <text:span text:style-name="T1">have been</text:span> developed <text:span text:style-name="T1">to ensure </text:span>its functionality and reliability. <text:span text:style-name="T1">Finally</text:span>, <text:span text:style-name="T4">I am</text:span><text:span text:style-name="T1"> </text:span>in the process of creating synthetic data <text:span text:style-name="T1">that</text:span> can be <text:span text:style-name="T1">accessed</text:span> by users to explore <text:span text:style-name="T4">Diametrics</text:span> and test various analysis scenarios in a controlled environment.</text:p>
      <text:p text:style-name="P5"/>
      <text:p text:style-name="P5">The primary objective of the web application was to offer non-coders a user-friendly interface that facilitates utilization of the package’<text:span text:style-name="T3">s</text:span> functionalities. To achieve this, <text:span text:style-name="T4">I</text:span> developed thorough documentation and accompanying video tutorials, providing step-by-step guidance on effectively using the web app. Furthermore, <text:span text:style-name="T4">I</text:span> created a layperson summary explaining the mathematical and programming decisions underlying the calculated metrics. This summary aims to make the processes comprehensible and enables non-technical users to understand, provide feedback, and describe the methodologies involved.</text:p>
      <text:p text:style-name="P5"/>
      <text:p text:style-name="P4"/>
      <text:p text:style-name="P6">5.Outline any barriers or challenges you encountered, and how they were handled (up to 100 words)</text:p>
      <text:p text:style-name="P8">One of the major challenges was effectively working with a diverse group of specialists, each bringing their unique expertise. This required improved communication skills and the ability to incorporate information from different sources, ensuring a cohesive and collaborative approach. </text:p>
      <text:p text:style-name="P8"/>
      <text:p text:style-name="P8">Additionally, creating <text:span text:style-name="T4">my first </text:span>interactive dashboard <text:span text:style-name="T4">that was simple yet had enough functionality required was a steep learning curve! I was able to overcome the difficulties through excellent support from both technical and clinical experts and sessions with volunteers who tested my web app and provided feedback.</text:span></text:p>
      <text:p text:style-name="P4"/>
      <text:p text:style-name="P6">6.What benefits have you identified from your case? (up to 100 words)</text:p>
      <text:p text:style-name="P10">The Diametrics project offers significant benefits by providing accessibility, flexibility, and advancing research in the field of diabetes management. By making an area that was previously limited to non-coders accessible, it empowers all researchers to explore and analy<text:span text:style-name="T7">s</text:span>e CGM data freely. This accessibility opens up new possibilities for conducting research in diabetes, enabling a wider range of researchers to contribute to advancements in the field. <text:span text:style-name="T7">The webapp is aleady being used</text:span> <text:span text:style-name="T7">to analyse</text:span> data for a large clinical trial and <text:span text:style-name="T7">several </text:span>small research projects demonstrates its practical application and value in real-world scenarios. <text:span text:style-name="T7">Finally</text:span>, <text:span text:style-name="T7">i</text:span>ts open-source nature ensures continuous development and progress, fostering innovation and improvement over time. </text:p>
      <text:p text:style-name="P4"/>
      <text:p text:style-name="P6">7.How do you plan to continue this case moving forward? (up to 100 words)</text:p>
      <text:p text:style-name="P4">Moving forward, the next steps involve sharing the <text:span text:style-name="T4">w</text:span>eb <text:span text:style-name="T4">a</text:span>pp <text:span text:style-name="T1">more widely</text:span> among diabetes researchers to gather feedback and further improve its functionality. The team plans to incorporate the received feedback to enhance the tool, ensuring it meets the needs of the diabetes research community. Additionally, <text:span text:style-name="T4">I</text:span><text:span text:style-name="T1"> aim to</text:span> <text:span text:style-name="T4">publish</text:span> <text:span text:style-name="T1">our </text:span>findings in <text:span text:style-name="T1">the journal of open-source technology,</text:span> <text:soft-page-break/>providing a comprehensive description of the tool's methodology and impact. <text:span text:style-name="T4">I</text:span><text:span text:style-name="T1"> will also p</text:span>resen<text:span text:style-name="T4">t</text:span> the project at <text:span text:style-name="T1">a diabetes based conference</text:span>, <text:span text:style-name="T4">(e.g.</text:span> EASD), <text:span text:style-name="T4">to obtain</text:span> further validation and exposure to the Diametrics tool.</text:p>
      <text:p text:style-name="P4"/>
      <text:p text:style-name="P4"><text:span text:style-name="T2">8.Conclusions (up to 50 words)</text:span></text:p>
      <text:p text:style-name="P4">Diametrics offers an accessible and comprehensive solution for assessing glycemic control using CGM data. With its open-source Python package and user-friendly web application, Diametrics empowers users to explore and analy<text:span text:style-name="T4">s</text:span>e their data effectively. The practices implemented to support openness and reproducibility further enhance its value for diabetes research. </text:p>
      <text:p text:style-name="P4"/>
      <text:p text:style-name="P6">9.Links to any materials/resources relevant to the case</text:p>
      <text:p text:style-name="P7">Webapp: <text:a xlink:type="simple" xlink:href="https://diametrics.org/" text:style-name="Internet_20_link" text:visited-style-name="Visited_20_Internet_20_Link"><text:span text:style-name="T6">https://</text:span>diametrics.org</text:a> </text:p>
      <text:p text:style-name="P7">Jupyter Book: <text:a xlink:type="simple" xlink:href="https://cafoala.github.io/phd-cat-russon/diametrics/0_overview.html" text:style-name="Internet_20_link" text:visited-style-name="Visited_20_Internet_20_Link">https://cafoala.github.io/phd-cat-russon/diametrics/0_overview.html</text:a> </text:p>
      <text:p text:style-name="P7">Github: <text:a xlink:type="simple" xlink:href="https://github.com/cafoala/diametrics" text:style-name="Internet_20_link" text:visited-style-name="Visited_20_Internet_20_Link">https://github.com/cafoala/diametrics</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09:36:30.499456937</meta:creation-date>
    <dc:date>2023-07-11T16:21:06.374487637</dc:date>
    <meta:editing-duration>P1DT6H46M20S</meta:editing-duration>
    <meta:editing-cycles>7</meta:editing-cycles>
    <meta:generator>LibreOffice/7.5.3.2$Linux_X86_64 LibreOffice_project/50$Build-2</meta:generator>
    <meta:document-statistic meta:table-count="0" meta:image-count="0" meta:object-count="0" meta:page-count="3" meta:paragraph-count="37" meta:word-count="881" meta:character-count="6147" meta:non-whitespace-character-count="5281"/>
  </office:meta>
</office:document-meta>
</file>